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5.89cm" svg:y1="10.906cm" svg:x2="7.731cm" svg:y2="8.239cm" draw:start-shape="id1" draw:start-glue-point="4" draw:end-shape="id2" svg:d="m5890 10906c0-1999 1841-666 1841-2667" svg:viewBox="0 0 1842 2668">
          <text:p/>
        </draw:connector>
        <draw:custom-shape draw:style-name="gr2" draw:text-style-name="P1" xml:id="id3" draw:id="id3" draw:layer="layout" svg:width="4.699cm" svg:height="4.699cm" svg:x="11.922cm" svg:y="4.556cm">
          <text:p text:style-name="P1">Decode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1" draw:id="id1" draw:layer="layout" svg:width="4.699cm" svg:height="4.699cm" svg:x="3.54cm" svg:y="10.906cm">
          <text:p text:style-name="P1">Generato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2" draw:id="id2" draw:layer="layout" svg:width="1.524cm" svg:height="2.794cm" svg:x="6.969cm" svg:y="5.445cm">
          <text:p text:style-name="P1">Observation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4" draw:id="id4" draw:layer="layout" svg:width="1.524cm" svg:height="2.794cm" svg:x="22.336cm" svg:y="6.461cm">
          <text:p text:style-name="P1">State</text:p>
          <text:p text:style-name="P1">Sequ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1" draw:layer="layout" draw:type="curve" svg:x1="7.731cm" svg:y1="6.143cm" svg:x2="11.922cm" svg:y2="6.906cm" draw:start-shape="id2" draw:start-glue-point="4" draw:end-shape="id3" draw:end-glue-point="6" svg:d="m7731 6143c0-1798 1464-1499 2039-859s259 1622 2152 1622" svg:viewBox="0 0 4192 2120">
          <text:p/>
        </draw:connector>
        <draw:connector draw:style-name="gr1" draw:text-style-name="P1" draw:layer="layout" draw:type="curve" svg:x1="16.621cm" svg:y1="6.906cm" svg:x2="22.336cm" svg:y2="7.858cm" draw:start-shape="id3" draw:start-glue-point="10" draw:end-shape="id4" draw:end-glue-point="6" svg:d="m16621 6906c3807 0 950 952 5715 952" svg:viewBox="0 0 5716 953">
          <text:p/>
        </draw:connector>
        <draw:custom-shape draw:style-name="gr2" draw:text-style-name="P1" xml:id="id5" draw:id="id5" draw:layer="layout" svg:width="1.397cm" svg:height="2.413cm" svg:x="12.049cm" svg:y="12.811cm">
          <text:p text:style-name="P1">Markov</text:p>
          <text:p text:style-name="P1">Chai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1" draw:layer="layout" draw:type="curve" svg:x1="12.748cm" svg:y1="13.414cm" svg:x2="12.61cm" svg:y2="8.567cm" draw:start-shape="id5" draw:start-glue-point="4" draw:end-shape="id3" draw:end-glue-point="7" svg:d="m12748 13414c0-3571-138-1148-138-4847" svg:viewBox="0 0 139 4848">
          <text:p/>
        </draw:connector>
        <draw:connector draw:style-name="gr1" draw:text-style-name="P1" draw:layer="layout" draw:type="curve" svg:x1="12.748cm" svg:y1="13.414cm" svg:x2="8.239cm" svg:y2="13.256cm" draw:start-shape="id5" draw:start-glue-point="4" draw:end-shape="id1" draw:end-glue-point="10" svg:d="m12748 13414c0-1657-1376-1382-1845-1007s-29 849-2664 849" svg:viewBox="0 0 4510 1293">
          <text:p/>
        </draw:connector>
      </draw:page>
      <draw:page draw:name="page2" draw:style-name="dp1" draw:master-page-name="Default">
        <draw:custom-shape draw:style-name="gr3" draw:text-style-name="P1" draw:layer="layout" svg:width="11.325cm" svg:height="11.325cm" svg:x="8.23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902cm" svg:height="0.962cm" svg:x="12.576cm" svg:y="16.294cm">
          <draw:text-box>
            <text:p>Decoder</text:p>
          </draw:text-box>
        </draw:frame>
        <draw:custom-shape draw:style-name="gr2" draw:text-style-name="P1" xml:id="id6" draw:id="id6" draw:layer="layout" svg:width="1.524cm" svg:height="2.032cm" svg:x="5.572cm" svg:y="14.081cm">
          <text:p text:style-name="P1">Markov Chai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8" draw:id="id8" draw:layer="layout" svg:width="1.524cm" svg:height="2.032cm" svg:x="5.572cm" svg:y="6.461cm">
          <text:p text:style-name="P1">Observation Data</text:p>
          <draw:enhanced-geometry svg:viewBox="0 0 88 21600" draw:glue-points="44 ?f6 44 0 0 10800 44 21600 88 10800" draw:text-areas="0 ?f6 88 ?f3" draw:type="can" draw:modifiers="3856.7634038366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7" draw:id="id7" draw:layer="layout" svg:width="3.697cm" svg:height="3.697cm" svg:x="9.749cm" svg:y="9.128cm">
          <text:p text:style-name="P1">Traine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9" draw:id="id9" draw:layer="layout" svg:width="3.697cm" svg:height="3.697cm" svg:x="14.575cm" svg:y="6.08cm">
          <text:p text:style-name="P1">Decoding</text:p>
          <text:p text:style-name="P1">Algorith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" draw:text-style-name="P1" draw:layer="layout" draw:type="curve" svg:x1="6.334cm" svg:y1="14.589cm" svg:x2="9.749cm" svg:y2="10.976cm" draw:start-shape="id6" draw:start-glue-point="4" draw:end-shape="id7" draw:end-glue-point="6" svg:d="m6334 14589c0-2409 1138-3613 3415-3613" svg:viewBox="0 0 3416 3614">
          <text:p/>
        </draw:connector>
        <draw:connector draw:style-name="gr1" draw:text-style-name="P1" draw:layer="layout" draw:type="curve" svg:x1="6.334cm" svg:y1="6.824cm" svg:x2="14.575cm" svg:y2="7.928cm" draw:start-shape="id8" draw:start-glue-point="4" draw:end-shape="id9" draw:end-glue-point="6" svg:d="m6334 6824c0-1296 2671-1080 3645-480s248 1584 4596 1584" svg:viewBox="0 0 8242 2059">
          <text:p/>
        </draw:connector>
        <draw:connector draw:style-name="gr1" draw:text-style-name="P1" draw:layer="layout" draw:type="curve" svg:x1="13.446cm" svg:y1="10.976cm" svg:x2="15.116cm" svg:y2="9.236cm" draw:start-shape="id7" draw:start-glue-point="10" draw:end-shape="id9" draw:end-glue-point="7" svg:d="m13446 10976c846 0 11-1740 1670-1740" svg:viewBox="0 0 1671 1741">
          <text:p/>
        </draw:connector>
        <draw:custom-shape draw:style-name="gr2" draw:text-style-name="P1" xml:id="id10" draw:id="id10" draw:layer="layout" svg:width="1.397cm" svg:height="2.286cm" svg:x="21.828cm" svg:y="8.874cm">
          <text:p text:style-name="P1">State</text:p>
          <text:p text:style-name="P1">Sequ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1" draw:layer="layout" draw:type="curve" svg:x1="17.731cm" svg:y1="9.236cm" svg:x2="21.828cm" svg:y2="10.017cm" draw:start-shape="id9" draw:start-glue-point="9" draw:end-shape="id10" svg:d="m17731 9236c2950 0 902 781 4097 781" svg:viewBox="0 0 4098 782">
          <text:p/>
        </draw:connector>
      </draw:page>
      <draw:page draw:name="page3" draw:style-name="dp1" draw:master-page-name="Default">
        <draw:custom-shape draw:style-name="gr5" draw:text-style-name="P2" xml:id="id11" draw:id="id11" draw:layer="Layout" svg:width="1.524cm" svg:height="2.794cm" svg:x="6.969cm" svg:y="5.445cm">
          <text:p text:style-name="P2">Observation</text:p>
          <text:p text:style-name="P2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1" draw:layer="layout" draw:type="curve" svg:x1="7.731cm" svg:y1="6.143cm" svg:x2="7.414cm" svg:y2="10.906cm" draw:start-shape="id11" draw:start-glue-point="4" draw:end-shape="id12" draw:end-glue-point="4" svg:d="m7731 6143c0-1798-2182-1199-2182 1115s1865 1649 1865 3648" svg:viewBox="0 0 2183 5815">
          <text:p/>
        </draw:connector>
        <draw:custom-shape draw:style-name="gr5" draw:text-style-name="P2" xml:id="id13" draw:id="id13" draw:layer="Layout" svg:width="4.699cm" svg:height="4.699cm" svg:x="11.922cm" svg:y="4.556cm">
          <text:p text:style-name="P2">Decode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xml:id="id12" draw:id="id12" draw:layer="Layout" svg:width="4.699cm" svg:height="4.699cm" svg:x="5.064cm" svg:y="10.906cm">
          <text:p text:style-name="P2">Learne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xml:id="id14" draw:id="id14" draw:layer="Layout" svg:width="1.524cm" svg:height="2.794cm" svg:x="22.336cm" svg:y="6.461cm">
          <text:p text:style-name="P2">State</text:p>
          <text:p text:style-name="P2">Sequ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1" draw:layer="layout" draw:type="curve" svg:x1="7.731cm" svg:y1="6.143cm" svg:x2="11.922cm" svg:y2="6.906cm" draw:start-shape="id11" draw:start-glue-point="4" draw:end-shape="id13" draw:end-glue-point="6" svg:d="m7731 6143c0-1798 1464-1499 2039-859s259 1622 2152 1622" svg:viewBox="0 0 4192 2120">
          <text:p/>
        </draw:connector>
        <draw:connector draw:style-name="gr1" draw:text-style-name="P1" draw:layer="layout" draw:type="curve" svg:x1="16.621cm" svg:y1="6.906cm" svg:x2="22.336cm" svg:y2="7.858cm" draw:start-shape="id13" draw:start-glue-point="10" draw:end-shape="id14" draw:end-glue-point="6" svg:d="m16621 6906c3807 0 950 952 5715 952" svg:viewBox="0 0 5716 953">
          <text:p/>
        </draw:connector>
        <draw:custom-shape draw:style-name="gr5" draw:text-style-name="P2" xml:id="id15" draw:id="id15" draw:layer="Layout" svg:width="1.397cm" svg:height="2.413cm" svg:x="13.827cm" svg:y="11.795cm">
          <text:p text:style-name="P2">Markov</text:p>
          <text:p text:style-name="P2">Chai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1" draw:layer="layout" draw:type="curve" svg:x1="14.526cm" svg:y1="12.398cm" svg:x2="12.61cm" svg:y2="8.567cm" draw:start-shape="id15" draw:start-glue-point="4" draw:end-shape="id13" draw:end-glue-point="7" svg:d="m14526 12398c0-2809-1916-894-1916-3831" svg:viewBox="0 0 1917 3832">
          <text:p/>
        </draw:connector>
        <draw:connector draw:style-name="gr1" draw:text-style-name="P1" draw:layer="layout" draw:type="curve" svg:x1="9.763cm" svg:y1="13.256cm" svg:x2="14.526cm" svg:y2="14.208cm" draw:start-shape="id12" draw:start-glue-point="10" draw:end-shape="id15" draw:end-glue-point="7" svg:d="m9763 13256c2826 0 2355 727 2839 1153s1924 550 1924-201" svg:viewBox="0 0 4764 1495">
          <text:p/>
        </draw:connector>
        <draw:frame draw:style-name="gr6" draw:text-style-name="P1" draw:layer="layout" svg:width="2.974cm" svg:height="0.962cm" svg:x="12.865cm" svg:y="16.602cm">
          <draw:text-box>
            <text:p>Learn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6T16:00:31.039799000</meta:creation-date>
    <dc:date>2014-05-07T11:24:11.284964000</dc:date>
    <meta:editing-duration>PT19H8M23S</meta:editing-duration>
    <meta:editing-cycles>4</meta:editing-cycles>
    <meta:generator>LibreOffice/4.1.5.3$MacOSX_x86 LibreOffice_project/1c1366bba2ba2b554cd2ca4d87c06da81c05d24</meta:generator>
    <dc:creator>Adland Lee</dc:creator>
    <meta:document-statistic meta:object-count="32"/>
  </office:meta>
</office:document-meta>
</file>